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1fd5" officeooo:paragraph-rsid="00081fd5"/>
    </style:style>
    <style:style style:name="P2" style:family="paragraph" style:parent-style-name="Standard">
      <style:text-properties officeooo:paragraph-rsid="00081f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p text:style-name="P1">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p text:style-name="P1">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ext:soft-page-break/>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Cepeda</meta:initial-creator>
    <meta:creation-date>2019-06-17T18:52:57.143000000</meta:creation-date>
    <dc:date>2019-06-17T18:53:52.127000000</dc:date>
    <dc:creator>Juan Cepeda</dc:creator>
    <meta:editing-duration>PT55S</meta:editing-duration>
    <meta:editing-cycles>1</meta:editing-cycles>
    <meta:document-statistic meta:table-count="0" meta:image-count="0" meta:object-count="0" meta:page-count="2" meta:paragraph-count="3" meta:word-count="981" meta:character-count="5511" meta:non-whitespace-character-count="4530"/>
    <meta:generator>LibreOffice/5.4.4.2$Windows_X86_64 LibreOffice_project/2524958677847fb3bb44820e40380acbe820f960</meta:generator>
  </office:meta>
</office:document-meta>
</file>